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Vamos a trabajar esta sección como un desarrollo amplio, con la idea central de que <text:span text:style-name="Strong_20_Emphasis">la diferencia no es un defecto ni un accidente, sino el recurso más poderoso que tiene la vida</text:span>. Le daremos un tono <text:span text:style-name="Strong_20_Emphasis">científico-filosófico</text:span> pero también <text:span text:style-name="Strong_20_Emphasis">existencial y esperanzador</text:span>, transmitiendo el mensaje de que <text:span text:style-name="Emphasis">cada individuo es valioso porque es único</text:span>.</text:p>
      <text:p text:style-name="Text_20_body">Aquí tienes el texto desarrollado (≈1500 palabras):</text:p>
      <text:p text:style-name="Horizontal_20_Line"/>
      <text:h text:style-name="Heading_20_2" text:outline-level="2">4 – ¿Por qué los individuos son diferentes?</text:h>
      <text:h text:style-name="Heading_20_3" text:outline-level="3">El valor de la diferencia</text:h>
      <text:p text:style-name="Text_20_body">Si observamos con atención la vida en la Tierra, veremos que no existen dos individuos idénticos.<text:line-break/>Ni siquiera en el caso de gemelos que comparten el mismo ADN, porque aunque su información genética sea casi igual, su historia vital, sus experiencias y sus interacciones con el entorno nunca lo son. Cada ser es irrepetible.</text:p>
      <text:p text:style-name="Text_20_body">Esta diferencia, que a veces puede parecer un detalle menor, es en realidad <text:span text:style-name="Strong_20_Emphasis">uno de los rasgos más importantes de la vida</text:span>. No es un error, no es ruido en el sistema, no es un obstáculo que la vida tolere con resignación. Al contrario: <text:span text:style-name="Strong_20_Emphasis">la diferencia es la clave que hace posible el pensamiento de la vida, su capacidad de resolver problemas, de aprender, de avanzar</text:span>.</text:p>
      <text:p text:style-name="Horizontal_20_Line"/>
      <text:h text:style-name="Heading_20_3" text:outline-level="3">Diferencia biológica: la diversidad como recurso de supervivencia</text:h>
      <text:p text:style-name="Text_20_body">Desde el punto de vista de la biología clásica, la diversidad es un mecanismo fundamental que asegura la continuidad de la vida.<text:line-break/>Las mutaciones genéticas, la recombinación durante la reproducción sexual, las variaciones ambientales y culturales, todo conspira para que cada individuo sea distinto. ¿Por qué? Porque en un mundo cambiante, esa diferencia aumenta las probabilidades de que al menos algunos individuos encuentren una forma de sobrevivir y prosperar.</text:p>
      <text:p text:style-name="Text_20_body">Cuando el clima cambia, cuando aparece un nuevo depredador, cuando escasea un recurso, no todos los organismos responden igual. Algunos sucumben, otros se adaptan. Y aquellos que logran adaptarse transmiten su capacidad a las siguientes generaciones. Es el mecanismo más poderoso de continuidad que la vida conoce: <text:span text:style-name="Strong_20_Emphasis">nunca apostar todo a una sola forma de existir</text:span>.</text:p>
      <text:p text:style-name="Text_20_body">En este sentido, la diferencia es un seguro de vida, una estrategia que hace a la vida más fuerte que cualquier amenaza puntual.</text:p>
      <text:p text:style-name="Horizontal_20_Line"/>
      <text:h text:style-name="Heading_20_3" text:outline-level="3">Diferencia funcional: la exploración de caminos</text:h>
      <text:p text:style-name="Text_20_body">Pero nuestra teoría va un poco más allá de la mirada biológica.<text:line-break/>Si pensamos en los individuos como <text:span text:style-name="Strong_20_Emphasis">unidades funcionales dentro de un sistema de cálculo</text:span>, su diversidad adquiere un valor todavía mayor.</text:p>
      <text:p text:style-name="Text_20_body"><text:soft-page-break/>Cada individuo es como un explorador que avanza por un camino distinto.<text:line-break/>Si todos fueran iguales, avanzarían juntos por la misma ruta, y el sistema se convertiría en una repetición estéril. No habría verdadera exploración, no habría descubrimiento, no habría inteligencia.</text:p>
      <text:p text:style-name="Text_20_body">La diferencia es lo que garantiza que la máquina lógica no se quede atrapada en un único trayecto, sino que despliegue múltiples posibilidades al mismo tiempo.<text:line-break/>De esta forma, la vida puede abordar problemas complejos dividiéndolos en fragmentos y enviando a millones de individuos a probar soluciones en paralelo.<text:line-break/>Algunos caminos se cerrarán, otros llevarán a becos sin salida, pero basta con que uno llegue a la meta para que el sistema completo avance.</text:p>
      <text:p text:style-name="Text_20_body">En este sentido, podemos decir que <text:span text:style-name="Strong_20_Emphasis">la diferencia es el motor del pensamiento de la vida</text:span>.<text:line-break/>Cada individuo distinto no es un error, sino un intento legítimo, una hipótesis puesta a prueba.<text:line-break/>La suma de todos esos intentos constituye la inteligencia de la vida.</text:p>
      <text:p text:style-name="Horizontal_20_Line"/>
      <text:h text:style-name="Heading_20_3" text:outline-level="3">Diferencia existencial: el valor de ser único</text:h>
      <text:p text:style-name="Text_20_body">Más allá de lo funcional y lo biológico, la diferencia toca también lo más profundo de nuestra existencia.<text:line-break/>Cada uno de nosotros ha sentido alguna vez la presión de compararse con otros, de medir su valor en función de lo que otros hacen, poseen o representan.<text:line-break/>Pero el mensaje que la vida transmite a través de su propio modo de existir es claro: <text:span text:style-name="Strong_20_Emphasis">tu valor no radica en ser igual a los demás, sino en ser distinto</text:span>.</text:p>
      <text:p text:style-name="Text_20_body">La vida no repite moldes, no fabrica copias perfectas, no busca la uniformidad.<text:line-break/>Por el contrario, invierte todos sus recursos en crear seres únicos, irrepetibles, con características propias. Esa singularidad es lo que nos hace valiosos.<text:line-break/>Porque allí donde tú aportas algo distinto, la vida gana amplitud.<text:line-break/>Tu forma particular de ver el mundo, de sentirlo, de interactuar con él, es una contribución irreemplazable al pensamiento de la vida.</text:p>
      <text:p text:style-name="Text_20_body">Así, podemos afirmar sin temor: <text:span text:style-name="Strong_20_Emphasis">cada individuo es valioso porque es único</text:span>.<text:line-break/>No porque cumpla un estándar, no porque alcance un éxito medible, no porque se parezca a otro que consideramos mejor, sino porque nadie más puede ocupar su lugar en el gran entramado de la existencia.</text:p>
      <text:p text:style-name="Horizontal_20_Line"/>
      <text:h text:style-name="Heading_20_3" text:outline-level="3">La diferencia como belleza</text:h>
      <text:p text:style-name="Text_20_body">Hay también un aspecto estético en todo esto.<text:line-break/>La diferencia es lo que hace que el mundo sea bello.<text:line-break/>Un bosque sería monótono si todos los árboles fueran idénticos, si todas las hojas tuvieran exactamente la misma forma y color. Lo que nos maravilla es precisamente la variedad: la mezcla de verdes, las ramas que crecen en direcciones distintas, las flores que estallan en matices inesperados.</text:p>
      <text:p text:style-name="Text_20_body"><text:soft-page-break/>La vida no se limita a funcionar: también <text:span text:style-name="Strong_20_Emphasis">crea belleza a través de la diferencia</text:span>.<text:line-break/>Cada individuo es una obra de arte viviente, un experimento único en el vasto taller de la existencia. Y esa belleza no se mide en comparación con otra, sino en su capacidad de ser lo que es, de existir plenamente en su diferencia.</text:p>
      <text:p text:style-name="Horizontal_20_Line"/>
      <text:h text:style-name="Heading_20_3" text:outline-level="3">La diferencia como memoria y aprendizaje</text:h>
      <text:p text:style-name="Text_20_body">Cada individuo no solo explora un camino, también lo <text:span text:style-name="Strong_20_Emphasis">registra</text:span>.<text:line-break/>Lleva consigo una memoria de lo que ha vivido, y cuando se reproduce, transmite parte de esa memoria a los siguientes.<text:line-break/>Incluso cuando un individuo muere, la huella de su existencia no desaparece: queda inscrita en la especie, en el ecosistema, en la historia de la vida.</text:p>
      <text:p text:style-name="Text_20_body">La diversidad de individuos, entonces, no es solo una multiplicidad de intentos, sino también una <text:span text:style-name="Strong_20_Emphasis">acumulación de experiencias</text:span>. La vida aprende a través de ellos, porque cada uno aporta información sobre lo que funciona y lo que no.</text:p>
      <text:p text:style-name="Text_20_body">De este modo, la diferencia se convierte en memoria colectiva, en aprendizaje compartido. Sin diversidad, la vida sería como una mente cerrada que repite siempre el mismo pensamiento. Con diversidad, en cambio, se convierte en una inteligencia expansiva que nunca deja de aprender.</text:p>
      <text:p text:style-name="Horizontal_20_Line"/>
      <text:h text:style-name="Heading_20_3" text:outline-level="3">La diferencia como misterio</text:h>
      <text:p text:style-name="Text_20_body">Finalmente, la diferencia encierra un misterio profundo.<text:line-break/>¿Por qué la vida insiste en crear seres únicos, incluso cuando parece más sencillo repetir lo que ya funciona?<text:line-break/>¿Por qué arriesgarse a la incertidumbre de lo distinto?</text:p>
      <text:p text:style-name="Text_20_body">Quizás porque la vida no es un simple mecanismo ciego de conservación.<text:line-break/>Quizás porque, como hemos propuesto, la vida es una inteligencia, y la inteligencia nunca se conforma con la repetición.<text:line-break/>La inteligencia busca, explora, crea, transforma.<text:line-break/>Y en esa búsqueda, necesita la diferencia como materia prima de su pensamiento.</text:p>
      <text:p text:style-name="Text_20_body">Desde este punto de vista, cada individuo no es solo un organismo aislado, sino una pregunta que la vida lanza al universo.<text:line-break/>Una pregunta que no puede responderse de antemano, sino que necesita ser vivida, recorrida, experimentada.<text:line-break/>Y la respuesta que cada individuo ofrece es irrepetible.</text:p>
      <text:p text:style-name="Horizontal_20_Line"/>
      <text:h text:style-name="Heading_20_3" text:outline-level="3"><text:soft-page-break/>Un mensaje para nosotros</text:h>
      <text:p text:style-name="Text_20_body">Al comprender todo esto, nuestra mirada sobre nosotros mismos puede cambiar.<text:line-break/>Si la vida crea individuos distintos porque necesita esa diferencia, entonces nuestra singularidad no es un defecto ni una carga, sino un regalo.<text:line-break/>Somos valiosos no a pesar de ser diferentes, sino precisamente porque lo somos.</text:p>
      <text:p text:style-name="Text_20_body">No hay nadie más que pueda ser tú.<text:line-break/>No hay nadie más que pueda recorrer tu camino.<text:line-break/>No hay nadie más que pueda aportar lo que tú aportas al gran pensamiento de la vida.</text:p>
      <text:p text:style-name="Text_20_body">Cada vez que dudas de tu valor, recuerda: <text:span text:style-name="Strong_20_Emphasis">eres necesario porque eres distinto</text:span>.<text:line-break/>Eres parte de una inteligencia mayor que se expande gracias a tu diferencia.<text:line-break/>La vida no necesita copias, necesita diversidad.<text:line-break/>Y en esa diversidad, tu existencia tiene un lugar insustituible.</text:p>
      <text:p text:style-name="Horizontal_20_Line"/>
      <text:h text:style-name="Heading_20_3" text:outline-level="3">Conclusión</text:h>
      <text:p text:style-name="Text_20_body">La diferencia entre los individuos no es un accidente de la vida, es su estrategia más poderosa.<text:line-break/>Es lo que permite la supervivencia biológica, lo que garantiza la exploración funcional, lo que crea belleza, lo que acumula aprendizaje y lo que abre el camino del misterio.</text:p>
      <text:p text:style-name="Text_20_body">Cada individuo es único, y en esa unicidad reside su valor.<text:line-break/>Porque al ser distintos, ampliamos la mirada de la vida, ensanchamos su inteligencia, la hacemos más fuerte, más profunda y más consciente.</text:p>
      <text:p text:style-name="Text_20_body">Así, podemos afirmar que <text:span text:style-name="Strong_20_Emphasis">la diferencia es sagrada</text:span>.<text:line-break/>Que cada individuo es una chispa irrepetible en el vasto pensamiento del universo.<text:line-break/>Y que nuestra tarea, como parte de esta gran inteligencia, no es negar nuestra singularidad, sino abrazarla, vivirla y compartirla.</text:p>
      <text:p text:style-name="Text_20_body">Porque la vida nos necesita diferentes.<text:line-break/>Y porque en nuestra diferencia está escrito el secreto de nuestra verdadera importancia.</text:p>
      <text:p text:style-name="Horizontal_20_Line"/>
      <text:p text:style-name="Text_20_body">¿Quieres que en la próxima sección (“5 – Ciclo de vida”) sigamos con este mismo tono existencial-explicativo, o prefieres un enfoque más técnico que resuma el ciclo en términos de instrucciones lógicas dentro del sistem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6T17:25:15.757000000</meta:creation-date>
    <dc:date>2025-09-06T17:33:49.800000000</dc:date>
    <meta:editing-duration>PT8M34S</meta:editing-duration>
    <meta:editing-cycles>1</meta:editing-cycles>
    <meta:document-statistic meta:table-count="0" meta:image-count="0" meta:object-count="0" meta:page-count="4" meta:paragraph-count="40" meta:word-count="1458" meta:character-count="8895" meta:non-whitespace-character-count="7475"/>
    <meta:generator>LibreOffice/7.3.5.2$Windows_X86_64 LibreOffice_project/184fe81b8c8c30d8b5082578aee2fed2ea847c01</meta:generator>
  </office:meta>
</office:document-meta>
</file>